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0ef" officeooo:paragraph-rsid="000f493c"/>
    </style:style>
    <style:style style:name="T1" style:family="text">
      <style:text-properties fo:language="sk" fo:country="SK"/>
    </style:style>
    <style:style style:name="T2" style:family="text">
      <style:text-properties fo:language="sk" fo:country="SK" officeooo:rsid="000f4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<text:span text:style-name="T1">ž</text:span> to bude skoro rok <text:span text:style-name="T1">č</text:span>o som bola po prv<text:span text:style-name="T1">ý</text:span> <text:span text:style-name="T1">krát</text:span> na mojej prvej hodine Dance Jumpingu s Veronikou. <text:span text:style-name="T2">C</text:span>as <text:span text:style-name="T1">i</text:span><text:span text:style-name="T2">d</text:span><text:span text:style-name="T1">e</text:span> ozaj <text:span text:style-name="T1">r</text:span><text:span text:style-name="T2">ý</text:span><text:span text:style-name="T1">chlo</text:span> lebo ja sa <text:span text:style-name="T1">c</text:span><text:span text:style-name="T2">í</text:span><text:span text:style-name="T1">tim</text:span> ako keby som bolna na mojej prvej hodine len <text:span text:style-name="T1">v</text:span><text:span text:style-name="T2">č</text:span><text:span text:style-name="T1">era</text:span>. Za <text:span text:style-name="T1">ka</text:span><text:span text:style-name="T2">ž</text:span><text:span text:style-name="T1">d</text:span><text:span text:style-name="T2">ý</text:span><text:span text:style-name="T1">m</text:span> <text:span text:style-name="T1">jedn</text:span><text:span text:style-name="T2">í</text:span><text:span text:style-name="T1">m</text:span> ked idem na hodinu Dance Jumping<text:span text:style-name="T2">u</text:span> tak som pln<text:span text:style-name="T2">á</text:span> radosti a ma to rozjastn<text:span text:style-name="T2">ý</text:span> aj ked som mala <text:span text:style-name="T1">ta</text:span><text:span text:style-name="T2">ž</text:span><text:span text:style-name="T1">k</text:span><text:span text:style-name="T2">ý</text:span> den za sebou, co sa dost <text:span text:style-name="T2">č</text:span>asto <text:span text:style-name="T1">s</text:span><text:span text:style-name="T2">á</text:span><text:span text:style-name="T1">va</text:span>. Jej Dance Jumping mi dal nie len <text:span text:style-name="T2">š</text:span>portov<text:span text:style-name="T2">ú</text:span> aktivitu ked si <text:span text:style-name="T1">m</text:span><text:span text:style-name="T2">ôž</text:span><text:span text:style-name="T1">em</text:span> s <text:span text:style-name="T1">chu</text:span><text:span text:style-name="T2">ť</text:span><text:span text:style-name="T1">ov</text:span> <text:span text:style-name="T1">zask</text:span><text:span text:style-name="T2">á</text:span><text:span text:style-name="T1">k</text:span><text:span text:style-name="T2">áť</text:span> ale hlavne rados<text:span text:style-name="T2">ť</text:span> a energiu do <text:span text:style-name="T1">m</text:span><text:span text:style-name="T2">ô</text:span><text:span text:style-name="T1">jho</text:span> <text:span text:style-name="T1">ka</text:span><text:span text:style-name="T2">ž</text:span><text:span text:style-name="T1">donenn</text:span><text:span text:style-name="T2">é</text:span><text:span text:style-name="T1">h</text:span> <text:span text:style-name="T2">ž</text:span>ivota. Veronika s jej <text:span text:style-name="T1">energetick</text:span><text:span text:style-name="T2">ý</text:span><text:span text:style-name="T1">m</text:span> <text:span text:style-name="T1">pr</text:span><text:span text:style-name="T2">í</text:span><text:span text:style-name="T1">stupom</text:span> <text:span text:style-name="T1">pln</text:span><text:span text:style-name="T2">ý</text:span><text:span text:style-name="T1">m</text:span> <text:span text:style-name="T2">ž</text:span>iarivej energie a jej <text:span text:style-name="T1">bombov</text:span><text:span text:style-name="T2">ý</text:span><text:span text:style-name="T1">m</text:span> <text:span text:style-name="T1">v</text:span><text:span text:style-name="T2">ý</text:span><text:span text:style-name="T1">konom</text:span> na <text:span text:style-name="T1">ka</text:span><text:span text:style-name="T2">ž</text:span><text:span text:style-name="T1">dej</text:span> jednej hodine ma <text:span text:style-name="T1">v</text:span><text:span text:style-name="T2">ž</text:span><text:span text:style-name="T1">dy</text:span> inspiruj<text:span text:style-name="T2">ú</text:span> aby som <text:span text:style-name="T1">i</text:span><text:span text:style-name="T2">š</text:span><text:span text:style-name="T1">la</text:span> <text:span text:style-name="T1">st</text:span><text:span text:style-name="T2">á</text:span><text:span text:style-name="T1">le</text:span> viac a viac a aj ked u<text:span text:style-name="T2">ž</text:span> <text:span text:style-name="T1">nevl</text:span><text:span text:style-name="T2">á</text:span><text:span text:style-name="T1">dzem</text:span> tak do toho <text:span text:style-name="T1">d</text:span><text:span text:style-name="T2">á</text:span><text:span text:style-name="T1">vam</text:span> svoje maximum <text:span text:style-name="T1">k</text:span><text:span text:style-name="T2">ô</text:span><text:span text:style-name="T1">li</text:span> Veronike lebo <text:span text:style-name="T1">dok</text:span><text:span text:style-name="T2">áž</text:span><text:span text:style-name="T1">e</text:span> nie len vies<text:span text:style-name="T2">ť</text:span> ale aj peckovo <text:span text:style-name="T1">in</text:span><text:span text:style-name="T2">š</text:span><text:span text:style-name="T1">pirova</text:span><text:span text:style-name="T2">ť</text:span> na podanie <text:span text:style-name="T1">lep</text:span><text:span text:style-name="T2">š</text:span><text:span text:style-name="T1">ieho</text:span> <text:span text:style-name="T1">v</text:span><text:span text:style-name="T2">ý</text:span><text:span text:style-name="T1">konu</text:span>. Ja som na jej hodinu Dance Jumpingu natrafila <text:span text:style-name="T2">ú</text:span>plne <text:span text:style-name="T1">n</text:span><text:span text:style-name="T2">á</text:span><text:span text:style-name="T1">hodou</text:span> a som velmi <text:span text:style-name="T1">v</text:span><text:span text:style-name="T2">d</text:span><text:span text:style-name="T1">a</text:span><text:span text:style-name="T2">č</text:span><text:span text:style-name="T1">n</text:span><text:span text:style-name="T2">á</text:span> <text:span text:style-name="T2">ž</text:span>e sa tak stalo. Dala si mi nie je aktivitu ktor<text:span text:style-name="T2">ú</text:span> <text:span text:style-name="T1">m</text:span><text:span text:style-name="T2">á</text:span><text:span text:style-name="T1">m</text:span> velmi rada ale aj <text:span text:style-name="T2">ú</text:span>smev a rados<text:span text:style-name="T2">ť</text:span> do <text:span text:style-name="T2">ž</text:span>ivota ktor<text:span text:style-name="T2">ý</text:span> je stale so mnou pri <text:span text:style-name="T1">ka</text:span><text:span text:style-name="T2">ž</text:span><text:span text:style-name="T1">dej</text:span> jednej hodine, ktor<text:span text:style-name="T2">ú</text:span> spolu <text:span text:style-name="T1">m</text:span><text:span text:style-name="T2">á</text:span><text:span text:style-name="T1">me</text:span>. A na <text:span text:style-name="T1">z</text:span><text:span text:style-name="T2">á</text:span><text:span text:style-name="T1">ver</text:span>, tvoj Dance Jumping ma <text:span text:style-name="T1">dok</text:span><text:span text:style-name="T2">á</text:span><text:span text:style-name="T1">zal</text:span> aj <text:span text:style-name="T1">in</text:span><text:span text:style-name="T2">š</text:span><text:span text:style-name="T1">pirova</text:span><text:span text:style-name="T2">ť</text:span> do <text:span text:style-name="T1">in</text:span><text:span text:style-name="T2">ý</text:span><text:span text:style-name="T1">ch</text:span> <text:span text:style-name="T1">aktiv</text:span><text:span text:style-name="T2">í</text:span><text:span text:style-name="T1">t</text:span> ktor<text:span text:style-name="T2">é</text:span> som si myslela <text:span text:style-name="T2">ž</text:span>e nie s<text:span text:style-name="T2">ú</text:span> velmi pre <text:span text:style-name="T1">m</text:span><text:span text:style-name="T2">ň</text:span><text:span text:style-name="T1">a</text:span> a nakoniec teraz <text:span text:style-name="T1">sed</text:span><text:span text:style-name="T2">í</text:span><text:span text:style-name="T1">m</text:span> tu a <text:span text:style-name="T1">vytv</text:span><text:span text:style-name="T2">á</text:span><text:span text:style-name="T1">ram</text:span> <text:span text:style-name="T2">web-</text:span><text:span text:style-name="T1">str</text:span><text:span text:style-name="T2">á</text:span><text:span text:style-name="T1">nku</text:span> pre teba a <text:span text:style-name="T1">spolo</text:span><text:span text:style-name="T2">č</text:span><text:span text:style-name="T1">n</text:span><text:span text:style-name="T2">ú</text:span> <text:span text:style-name="T1">l</text:span><text:span text:style-name="T2">á</text:span><text:span text:style-name="T1">sku</text:span> <text:span text:style-name="T2">ktorú zdielame </text:span>pre Dance Jumping :) <text:span text:style-name="T1">Tha</text:span><text:span text:style-name="T2">n</text:span><text:span text:style-name="T1">k</text:span> you so much!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3:00:00.552000000</meta:creation-date>
    <dc:date>2022-09-24T13:11:32.696000000</dc:date>
    <meta:editing-duration>PT11M32S</meta:editing-duration>
    <meta:editing-cycles>1</meta:editing-cycles>
    <meta:document-statistic meta:table-count="0" meta:image-count="0" meta:object-count="0" meta:page-count="1" meta:paragraph-count="1" meta:word-count="236" meta:character-count="1269" meta:non-whitespace-character-count="1033"/>
    <meta:generator>LibreOffice/7.3.5.2$Windows_X86_64 LibreOffice_project/184fe81b8c8c30d8b5082578aee2fed2ea847c01</meta:generator>
  </office:meta>
</office:document-meta>
</file>